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style:font-size-asian="11pt" style:font-size-complex="11pt"/>
    </style:style>
    <style:style style:name="P3" style:family="paragraph" style:parent-style-name="Standard">
      <style:text-properties style:font-name="Times New Roman" fo:font-size="11pt" fo:language="en" fo:country="US" style:font-size-asian="11pt" style:font-size-complex="11pt"/>
    </style:style>
    <style:style style:name="P4"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5" style:family="paragraph" style:parent-style-name="Standard">
      <style:text-properties style:font-name="Times New Roman" fo:font-size="11pt" fo:language="ru" fo:country="RU" style:font-size-asian="11pt" style:font-size-complex="11pt"/>
    </style:style>
    <style:style style:name="P6"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7"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8"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9"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0"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2"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3"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2"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3"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5"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6"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start" style:justify-single-word="false" style:text-autospace="none" style:writing-mode="lr-tb"/>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29"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2"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3" style:family="paragraph" style:parent-style-name="Iau_3f_iue72">
      <style:paragraph-properties fo:margin-left="0cm" fo:margin-right="0cm" fo:line-height="100%" fo:text-align="justify" style:justify-single-word="false" fo:text-indent="0cm" style:auto-text-indent="false" style:text-autospace="none" style:writing-mode="lr-tb"/>
      <style:text-properties style:font-name="Times New Roman" fo:font-size="11pt" fo:language="en" fo:country="US" style:font-size-asian="11pt" style:font-size-complex="11pt"/>
    </style:style>
    <style:style style:name="P34" style:family="paragraph" style:parent-style-name="Table_20_Contents">
      <style:paragraph-properties fo:text-align="start" style:justify-single-word="false"/>
      <style:text-properties style:font-name="Times New Roman" fo:font-size="10pt" style:font-size-asian="10pt" style:font-size-complex="10pt"/>
    </style:style>
    <style:style style:name="P35" style:family="paragraph" style:parent-style-name="Standard">
      <style:text-properties style:font-name="Times New Roman" fo:font-size="11pt" style:font-size-asian="11pt" style:font-size-complex="11pt"/>
    </style:style>
    <style:style style:name="P36"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7"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38" style:family="paragraph" style:parent-style-name="Standard" style:list-style-name="L2">
      <style:text-properties style:font-name="Times New Roman" fo:font-size="11pt" style:font-size-asian="11pt" style:font-size-complex="11pt"/>
    </style:style>
    <style:style style:name="P39" style:family="paragraph" style:parent-style-name="Standard">
      <style:text-properties style:font-name="Times New Roman" fo:font-size="11pt" fo:language="en" fo:country="US" style:font-size-asian="11pt" style:font-size-complex="11pt"/>
    </style:style>
    <style:style style:name="P40"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1"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2"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43"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44" style:family="paragraph" style:parent-style-name="Table_20_Contents">
      <style:paragraph-properties fo:text-align="start" style:justify-single-word="false"/>
      <style:text-properties style:font-name="Times New Roman" fo:font-size="11pt" style:font-size-asian="11pt" style:font-size-complex="11pt"/>
    </style:style>
    <style:style style:name="T1"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bold" style:font-name-asian="Times New Roman" style:font-weight-asian="bold" style:font-name-complex="Times New Roman" style:font-weight-complex="bold"/>
    </style:style>
    <style:style style:name="T5" style:family="text">
      <style:text-properties fo:font-weight="bold" style:font-name-asian="Mangal1" style:font-weight-asian="bold" style:font-name-complex="Mangal1" style:font-weight-complex="bold"/>
    </style:style>
    <style:style style:name="T6" style:family="text">
      <style:text-properties fo:font-weight="bold" style:font-name-asian="Tahoma" style:font-weight-asian="bold" style:font-name-complex="Tahoma" style:font-weight-complex="bold"/>
    </style:style>
    <style:style style:name="T7" style:family="text">
      <style:text-properties style:font-name-asian="Times New Roman" style:font-name-complex="Times New Roman"/>
    </style:style>
    <style:style style:name="T8"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9"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0"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1"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2" style:family="text">
      <style:text-properties fo:color="#000000" style:text-outline="false" style:text-line-through-style="none" fo:language="ru" fo:country="RU" fo:font-style="normal" fo:text-shadow="none" style:text-underline-style="none" fo:font-weight="normal" style:font-name-asian="Arial Cyr"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4" style:family="text">
      <style:text-properties fo:color="#000000" style:text-outline="false" style:text-line-through-style="none" fo:language="ru" fo:country="RU"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15" style:family="text">
      <style:text-properties fo:color="#000000" style:text-outline="false" style:text-line-through-style="none" fo:language="ru" fo:country="RU" fo:text-shadow="none" style:text-underline-style="none" style:font-name-asian="Times New Roman" style:font-name-complex="Times New Roman" style:text-emphasize="none" style:text-overline-style="none" style:text-overline-color="font-color"/>
    </style:style>
    <style:style style:name="T16"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17"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18" style:family="text">
      <style:text-properties fo:color="#000000" fo:language="ru" fo:country="RU" fo:font-weight="bold" style:font-name-asian="Arial Cyr" style:font-weight-asian="bold" style:font-name-complex="Times New Roman" style:font-weight-complex="bold"/>
    </style:style>
    <style:style style:name="T19" style:family="text">
      <style:text-properties fo:color="#000000" fo:language="ru" fo:country="RU" fo:font-weight="bold" fo:background-color="transparent" style:font-name-asian="Arial Cyr" style:font-weight-asian="bold" style:font-name-complex="Times New Roman" style:font-weight-complex="bold"/>
    </style:style>
    <style:style style:name="T20" style:family="text">
      <style:text-properties fo:color="#000000" style:font-name-asian="Arial Cyr" style:font-name-complex="Times New Roman"/>
    </style:style>
    <style:style style:name="T21" style:family="text">
      <style:text-properties fo:color="#000000" fo:language="en" fo:country="US" style:font-name-asian="Arial Cyr" style:font-name-complex="Times New Roman"/>
    </style:style>
    <style:style style:name="T22" style:family="text">
      <style:text-properties fo:color="#000000" fo:language="en" fo:country="US" fo:font-weight="bold" fo:background-color="transparent" style:font-name-asian="Arial Cyr" style:font-weight-asian="bold" style:font-name-complex="Times New Roman" style:font-weight-complex="bold"/>
    </style:style>
    <style:style style:name="T23" style:family="text">
      <style:text-properties fo:color="#000000" fo:language="en" fo:country="US" fo:font-weight="bold" style:font-name-asian="Arial Cyr" style:font-weight-asian="bold" style:font-name-complex="Times New Roman" style:font-weight-complex="bold"/>
    </style:style>
    <style:style style:name="T24" style:family="text">
      <style:text-properties fo:color="#000000" fo:font-weight="normal" style:font-name-asian="Arial Cyr" style:font-weight-asian="normal" style:font-name-complex="Times New Roman" style:font-weight-complex="normal"/>
    </style:style>
    <style:style style:name="T25" style:family="text">
      <style:text-properties fo:color="#000000" fo:font-weight="bold" style:font-name-asian="Arial Cyr" style:font-weight-asian="bold" style:font-name-complex="Times New Roman" style:font-weight-complex="bold"/>
    </style:style>
    <style:style style:name="T26" style:family="text">
      <style:text-properties fo:language="ru" fo:country="RU"/>
    </style:style>
    <style:style style:name="T27" style:family="text">
      <style:text-properties fo:language="ru" fo:country="RU" style:font-name-asian="Times New Roman" style:font-name-complex="Times New Roman"/>
    </style:style>
    <style:style style:name="T28" style:family="text">
      <style:text-properties style:text-underline-style="none"/>
    </style:style>
    <style:style style:name="T29" style:family="text">
      <style:text-properties fo:language="en" fo:country="US"/>
    </style:style>
    <style:style style:name="T30" style:family="text">
      <style:text-properties fo:language="en" fo:country="US" style:font-name-asian="Times New Roman" style:font-name-complex="Times New Roman"/>
    </style:style>
    <style:style style:name="T31" style:family="text">
      <style:text-properties fo:language="en" fo:country="US" fo:font-weight="bold" style:font-name-asian="Tahoma" style:font-weight-asian="bold" style:font-name-complex="Tahoma" style:font-weight-complex="bold"/>
    </style:style>
    <style:style style:name="T32" style:family="text">
      <style:text-properties fo:language="en" fo:country="US" fo:font-weight="bold" style:font-weight-asian="bold" style:font-weight-complex="bold"/>
    </style:style>
    <style:style style:name="T33" style:family="text">
      <style:text-properties style:use-window-font-color="true"/>
    </style:style>
    <style:style style:name="T34" style:family="text">
      <style:text-properties style:use-window-font-color="true" style:text-outline="false" fo:language="en" fo:country="US" fo:text-shadow="none" style:text-emphasize="none" style:text-overline-style="none" style:text-overline-color="font-color"/>
    </style:style>
    <style:style style:name="T35" style:family="text">
      <style:text-properties style:use-window-font-color="true" style:text-outline="false" style:text-position="0% 100%" fo:language="ru" fo:country="RU" fo:text-shadow="none" style:text-emphasize="none" style:text-overline-style="none" style:text-overline-color="font-color"/>
    </style:style>
    <style:style style:name="T36" style:family="text">
      <style:text-properties style:text-line-through-style="none" style:text-position="0% 100%" fo:language="ru" fo:country="RU" fo:font-style="normal" style:text-underline-style="none" fo:font-weight="normal" style:font-name-asian="Arial2" style:font-style-asian="normal" style:font-weight-asian="normal" style:font-name-complex="Arial2" style:font-style-complex="normal" style:font-weight-complex="normal"/>
    </style:style>
    <style:style style:name="T37" style:family="text">
      <style:text-properties style:text-position="0% 100%" fo:language="ru" fo:country="RU" style:font-name-asian="Arial2" style:font-name-complex="Arial2"/>
    </style:style>
    <style:style style:name="T38" style:family="text">
      <style:text-properties style:font-name-asian="Mangal1" style:font-name-complex="Mangal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ДОГОВОР № $<text:span text:style-name="T29">registration_num</text:span>$</text:p>
      <text:p text:style-name="P24">найма специализированного жилого помещения</text:p>
      <text:p text:style-name="P1"/>
      <text:p text:style-name="P24">Иркутская область, город Братск, <text:span text:style-name="T6">$</text:span><text:span text:style-name="T31">registration_date</text:span><text:span text:style-name="T6">$</text:span></text:p>
      <text:p text:style-name="P1"/>
      <text:p text:style-name="P25"><text:tab/>$<text:span text:style-name="T29">committee_name</text:span>$, $<text:span text:style-name="T29">in_face_of</text:span>$, далее - Наймодатель, с одной стороны, и гражданин (ка) </text:p>
      <text:p text:style-name="P22">$<text:span text:style-name="T29">tenant_snp</text:span>$ $<text:span text:style-name="T29">tenant_date_of_birth</text:span>$ г.р.,</text:p>
      <text:p text:style-name="P26"><text:span text:style-name="T7">далее - Наниматель, с другой стороны, </text:span><text:span text:style-name="T29">$reason_group$ </text:span><text:span text:style-name="T3">$</text:span><text:span text:style-name="T32">reasons</text:span><text:span text:style-name="T3">$</text:span>, заключили настоящий <text:span text:style-name="T26">Д</text:span>оговор о нижеследующем:</text:p>
      <text:p text:style-name="P1"/>
      <text:p text:style-name="P23"><text:span text:style-name="T7">I. </text:span>Предмет Договора</text:p>
      <text:p text:style-name="P2"><text:span text:style-name="T8"><text:tab/>1.</text:span><text:span text:style-name="T11">1.</text:span><text:span text:style-name="T13"> </text:span><text:span text:style-name="T10">Наймодатель </text:span><text:span text:style-name="T8">передает </text:span><text:span text:style-name="T10">Нанимателю</text:span><text:span text:style-name="T8"> и членам его семьи за плату во владение и пользование</text:span><text:span text:style-name="T9"> </text:span><text:span text:style-name="T12">муниципальное изолированное жилое помещение</text:span><text:span text:style-name="T18"> - $</text:span><text:span text:style-name="T23">tenancy_premises_str</text:span><text:span text:style-name="T18">$</text:span><text:span text:style-name="T20"> (далее - жилое помещение)</text:span><text:span text:style-name="T21">, для временного проживания в нем.</text:span></text:p>
      <text:list xml:id="list225385222763471653" text:style-name="L1">
        <text:list-item>
          <text:list>
            <text:list-item>
              <text:p text:style-name="P36"><text:span text:style-name="T24">Характеристика жилого помещения:</text:span><text:span text:style-name="T20"> </text:span><text:span text:style-name="T23">$premise_info$</text:span></text:p>
            </text:list-item>
          </text:list>
        </text:list-item>
      </text:list>
      <text:list xml:id="list5548476278821540769" text:style-name="L2">
        <text:list-item>
          <text:list>
            <text:list-header>
              <text:p text:style-name="P38"><text:span text:style-name="T8"><text:tab/></text:span><text:span text:style-name="T24">1.3. Месторасположения жилого помещения:</text:span><text:span text:style-name="T20"> </text:span></text:p>
              <text:p text:style-name="P37"><text:span text:style-name="T8"><text:tab/></text:span><text:span text:style-name="T25">Российская Федерация, Иркутская область, город Братск, </text:span><text:span text:style-name="T16">$rent_address$</text:span></text:p>
            </text:list-header>
          </text:list>
        </text:list-item>
      </text:list>
      <text:p text:style-name="P1"><text:span text:style-name="T8"><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 п/п</text:p>
          </table:table-cell>
          <table:table-cell table:style-name="users.A1" office:value-type="string">
            <text:p text:style-name="P1">ФИО</text:p>
          </table:table-cell>
          <table:table-cell table:style-name="users.A1" office:value-type="string">
            <text:p text:style-name="P1">Степень родства</text:p>
          </table:table-cell>
          <table:table-cell table:style-name="users.D1" office:value-type="string">
            <text:p text:style-name="P1">Дата рождения</text:p>
          </table:table-cell>
        </table:table-row>
        <table:table-row>
          <table:table-cell table:style-name="users.A2" office:value-type="string">
            <text:p text:style-name="P3">$number$</text:p>
          </table:table-cell>
          <table:table-cell table:style-name="users.A2" office:value-type="string">
            <text:p text:style-name="P3">$person_snp$</text:p>
          </table:table-cell>
          <table:table-cell table:style-name="users.A2" office:value-type="string">
            <text:p text:style-name="P40">$person_kinship$</text:p>
          </table:table-cell>
          <table:table-cell table:style-name="users.D2" office:value-type="string">
            <text:p text:style-name="P3">$date_of_birth$</text:p>
          </table:table-cell>
        </table:table-row>
      </table:table>
      <text:p text:style-name="P27"><text:span text:style-name="T15"><text:tab/></text:span><text:span text:style-name="T27">1.5.</text:span><text:span text:style-name="T7"> Срок найма жилого помещения устанавливается </text:span><text:span text:style-name="T38">$rent_period$</text:span></text:p>
      <text:p text:style-name="P9"/>
      <text:p text:style-name="P9">II. Права и обязанности Нанимателя и членов его семьи</text:p>
      <text:p text:style-name="P14"><text:tab/>2.1. Наниматель имеет право:</text:p>
      <text:p text:style-name="P29"><text:tab/>1) на использование жилого помещения для проживания, в том числе с членами семьи;</text:p>
      <text:p text:style-name="P29"><text:tab/>2) на пользование общим имуществом в многоквартирном доме;</text:p>
      <text:p text:style-name="P29"><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29"><text:tab/>4) на расторжение в любое время настоящего Договора;</text:p>
      <text:p text:style-name="P15"><text:span text:style-name="T29"><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26">р</text:span>аботником-Нанимателем;</text:p>
      <text:p text:style-name="P16"><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0"><text:tab/>Наниматель может иметь иные права, предусмотренные законодательством .</text:p>
      <text:p text:style-name="P30"><text:tab/>2.2. Наниматель обязан:</text:p>
      <text:p text:style-name="P30"><text:tab/>1) использовать жилое помещение по назначению и в пределах, установленных Жилищным кодексом Российской Федерации;</text:p>
      <text:p text:style-name="P30"><text:tab/>2) соблюдать правила пользования жилым помещением;</text:p>
      <text:p text:style-name="P30"><text:tab/>3) обеспечивать сохранность жилого помещения;</text:p>
      <text:p text:style-name="P30"><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0"><text:tab/>5) проводить текущий ремонт жилого помещения;</text:p>
      <text:p text:style-name="P30"><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0"><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0"><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0"><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0"><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0"><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12"><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5"><text:tab/>Наниматель несет иные обязанности, предусмотренные<text:span text:style-name="T33"> законодательством .</text:span></text:p>
      <text:p text:style-name="P25"><text:tab/>2.3. Временное отсутствие Нанимателя и членов его семьи не влечет изменение их прав и обязанностей по настоящему Договору.</text:p>
      <text:p text:style-name="P25"><text:tab/>2.4. Наниматель не вправе осуществлять обмен жилого помещения, а также передавать его в поднаем.</text:p>
      <text:p text:style-name="P12"><text:tab/>2.5. Члены семьи Нанимателя имеют право пользования жилым помещением наравне с <text:span text:style-name="T26">Нанимателем и имеют равные права и обязанности по настоящему Договору.</text:span></text:p>
      <text:p text:style-name="P25"><text:tab/>2.6. Члены семьи Нанимателя обязаны использовать жилое помещение по назначению и обеспечивать его сохранность.</text:p>
      <text:p text:style-name="P25"><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3"/>
      <text:p text:style-name="P9">III. Права и обязанности Наймодателя</text:p>
      <text:p text:style-name="P16"><text:tab/>3.1. Наймодатель имеет право:</text:p>
      <text:p text:style-name="P30"><text:tab/>1) требовать своевременного внесения платы за жилое помещение и коммунальные услуги;</text:p>
      <text:p text:style-name="P30"><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0"><text:tab/>3) принимать решение о приватизации жилого помещения. </text:p>
      <text:p text:style-name="P30"><text:tab/>Наймодатель может иметь иные права, предусмотренные законодательством.</text:p>
      <text:p text:style-name="P30"><text:tab/>3.2. Наймодатель обязан:</text:p>
      <text:p text:style-name="P30"><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0"><text:tab/>2) принимать участие в надлежащем содержании и ремонте общего имущества в многоквартирном доме, в котором находится жилое помещение;</text:p>
      <text:p text:style-name="P30"><text:tab/>3) осуществлять капитальный ремонт жилого помещения;</text:p>
      <text:p text:style-name="P30"><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0"><text:soft-page-break/><text:tab/>5) информировать Нанимателя о проведении капитального ремонта или реконструкции дома не позднее чем за 30 дней до начала работ;</text:p>
      <text:p text:style-name="P30"><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0"><text:tab/>7) обеспечивать предоставление Нанимателю коммунальных услуг;</text:p>
      <text:p text:style-name="P30"><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0"><text:tab/>9) соблюдать при переустройстве и перепланировке жилого помещения требования, установленные Жилищным кодексом Российской Федерации;</text:p>
      <text:p text:style-name="P30"><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0"><text:tab/>Наймодатель несет иные обязанности, предусмотренные законодательством.</text:p>
      <text:p text:style-name="P3"/>
      <text:p text:style-name="P9">IV. Расторжение и прекращение Договора</text:p>
      <text:p text:style-name="P14"><text:tab/>4.1. Наниматель в любое время может расторгнуть настоящий Договор.</text:p>
      <text:p text:style-name="P29"><text:tab/>4.2. Настоящий Договор может быть расторгнут в любое время по соглашению сторон.</text:p>
      <text:p text:style-name="P29"><text:tab/>4.3. Расторжение настоящего Договора по требованию Наймодателя допускается в судебном порядке в случае:</text:p>
      <text:p text:style-name="P29"><text:tab/>1) невнесения Нанимателем платы за жилое помещение и (или) коммунальные услуги в течение более 6 месяцев;</text:p>
      <text:p text:style-name="P29"><text:tab/>2) разрушения или повреждения жилого помещения Нанимателем или членами его семьи;</text:p>
      <text:p text:style-name="P29"><text:tab/>3) систематического нарушения прав и законных интересов соседей;</text:p>
      <text:p text:style-name="P29"><text:tab/>4) использования жилого помещения не по назначению.</text:p>
      <text:p text:style-name="P29"><text:tab/>4.4. Настоящий Договор прекращается в связи:</text:p>
      <text:p text:style-name="P29"><text:tab/>1) с утратой (разрушением) жилого помещения;</text:p>
      <text:p text:style-name="P29"><text:tab/>2) со смертью Нанимателя;</text:p>
      <text:p text:style-name="P29"><text:tab/>3) с истечением срока трудового договора;</text:p>
      <text:p text:style-name="P29"><text:tab/>4) с окончанием срока службы;</text:p>
      <text:p text:style-name="P29"><text:tab/>5) с истечением срока пребывания на государственной должности Российской Федерации, государственной должности субъекта Российской Федерации, муниципальной службе или на выборной должности.</text:p>
      <text:p text:style-name="P2"><text:tab/>4.5. <text:span text:style-name="T36">В случае расторжения или прекращения настоящего Договора в связи с истечением срока трудового договора, окончания срока службы, истечением срока пребывания на государственной, муниципальной или выборной должности 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19"/>
      <text:p text:style-name="P3"/>
      <text:p text:style-name="P9">V. Внесение платы по Договору</text:p>
      <text:p text:style-name="P17"><text:span text:style-name="T7"><text:tab/>5.1.</text:span> <text:span text:style-name="T26">Наниматель вносит плату:</text:span></text:p>
      <text:p text:style-name="P20"><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0"><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0"><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1"><text:span text:style-name="T34"><text:tab/>5.2. </text:span><text:span text:style-name="T37">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1"><text:span text:style-name="T37"><text:tab/>5.3. Плата за жилое помещение и коммунальные услуги вносится Нанимателем на основании </text:span><text:soft-page-break/><text:span text:style-name="T37">платежных документов.</text:span></text:p>
      <text:p text:style-name="P21"><text:span text:style-name="T37"><text:tab/>5.4. Наймодатель вправе в одностороннем порядке изменить размер платы </text:span><text:span text:style-name="T35">за пользование 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4"/>
      <text:p text:style-name="P9">VI. Иные условия</text:p>
      <text:p text:style-name="P18"><text:span text:style-name="T7"><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1"><text:span text:style-name="T7"><text:tab/>6.2. Настоящий Договор составлен в 2-х экземплярах, один из которых находится у </text:span>Наймодателя, другой - у Нанимателя.</text:p>
      <text:p text:style-name="P33"/>
      <text:p text:style-name="P9">VII. Юридические адреса и подписи сторон</text:p>
      <text:p text:style-name="P8">Наймодатель:</text:p>
      <text:p text:style-name="P12">$committee_name$, 665708, город Братск, жилой район Центральный, проспект Ленина 37</text:p>
      <text:p text:style-name="P3"/>
      <text:p text:style-name="P3"/>
      <text:p text:style-name="P1">________________________________ <text:span text:style-name="T2">$chairman_snp$</text:span></text:p>
      <text:p text:style-name="P11"><text:s text:c="19"/>(подпись, м.п.) </text:p>
      <text:p text:style-name="P3"/>
      <text:p text:style-name="P3"/>
      <text:p text:style-name="P11">Наниматель: </text:p>
      <table:table table:name="nanim" table:style-name="nanim">
        <table:table-column table:style-name="nanim.A" table:number-columns-repeated="3"/>
        <table:table-column table:style-name="nanim.D"/>
        <table:table-row>
          <table:table-cell table:style-name="nanim.A1" office:value-type="string">
            <text:p text:style-name="P28">ФИО</text:p>
          </table:table-cell>
          <table:table-cell table:style-name="nanim.A1" office:value-type="string">
            <text:p text:style-name="P28">Паспортные данные</text:p>
          </table:table-cell>
          <table:table-cell table:style-name="nanim.A1" office:value-type="string">
            <text:p text:style-name="P28">Адрес</text:p>
          </table:table-cell>
          <table:table-cell table:style-name="nanim.D1" office:value-type="string">
            <text:p text:style-name="P28">Подпись</text:p>
          </table:table-cell>
        </table:table-row>
        <table:table-row>
          <table:table-cell table:style-name="nanim.A2" office:value-type="string">
            <text:p text:style-name="P43">$tenant_snp$</text:p>
          </table:table-cell>
          <table:table-cell table:style-name="nanim.A2" office:value-type="string">
            <text:p text:style-name="P43">$tenant_document$</text:p>
          </table:table-cell>
          <table:table-cell table:style-name="nanim.A2" office:value-type="string">
            <text:p text:style-name="P43">$tenant_address$</text:p>
          </table:table-cell>
          <table:table-cell table:style-name="nanim.D2" office:value-type="string">
            <text:p text:style-name="P44"/>
          </table:table-cell>
        </table:table-row>
      </table:table>
      <text:p text:style-name="P3">$guardian$</text:p>
      <text:p text:style-name="P5"/>
      <text:p text:style-name="P5"/>
      <text:p text:style-name="P10">Согласовано:</text:p>
      <text:p text:style-name="P41">Юридический отдел</text:p>
      <text:p text:style-name="P13">« <text:s text:c="6"/>» _______________ 20___</text:p>
      <text:p text:style-name="P3"/>
      <text:p text:style-name="P3"/>
      <text:p text:style-name="P6"><text:span text:style-name="T28">«</text:span>Реквизиты для оплаты за найм:</text:p>
      <text:p text:style-name="P7">Банк получателя:</text:p>
      <text:p text:style-name="P7">ГРКЦ ГУ Банка России по Иркутской области г.Иркутск<text:tab/></text:p>
      <text:p text:style-name="P7">БИК 042520001</text:p>
      <text:p text:style-name="P7">Получатель: УФК по Иркутской области (КУМИ г. Братска)<text:tab/></text:p>
      <text:p text:style-name="P7">Сч.№ 40101810900000010001</text:p>
      <text:p text:style-name="P7">ИНН <text:s text:c="2"/>3803201800 КПП <text:s text:c="2"/>380401001</text:p>
      <text:p text:style-name="P7">КБК 90111109044041000120</text:p>
      <text:p text:style-name="P32">ОКТМО 25714000</text:p>
      <text:p text:style-name="P32">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0:22.79</meta:creation-date>
    <meta:editing-duration>PT7M9S</meta:editing-duration>
    <meta:editing-cycles>2</meta:editing-cycles>
    <meta:generator>OpenOffice.org/3.4.1$Win32 OpenOffice.org_project/341m1$Build-9593</meta:generator>
    <meta:document-statistic meta:table-count="2" meta:image-count="0" meta:object-count="0" meta:page-count="4" meta:paragraph-count="120" meta:word-count="1524" meta:character-count="12103"/>
    <dc:date>2014-10-31T14:46:39.90</dc:date>
  </office:meta>
</office:document-meta>
</file>